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157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0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27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9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 style:data-style-name="N38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38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Date</text:p>
          </table:table-cell>
          <table:table-cell table:style-name="ce13" office:value-type="string" calcext:value-type="string">
            <text:p>Programme</text:p>
          </table:table-cell>
          <table:table-cell table:style-name="ce7" table:number-columns-repeated="1022"/>
        </table:table-row>
        <table:table-row table:style-name="ro2">
          <table:table-cell table:style-name="ce10" office:value-type="date" office:date-value="2021-10-19" calcext:value-type="date">
            <text:p>mardi 19 octobre 2021</text:p>
          </table:table-cell>
          <table:table-cell table:style-name="ce14" office:value-type="string" calcext:value-type="string">
            <text:p>Aller – Bus Lila Presqu’île Eglise de St Molf 13h11 → Athanor à Guérande 13h24</text:p>
            <text:p>Train – La Baule 14h02 arrivée Paris Montparnasse à 17h31</text:p>
          </table:table-cell>
          <table:table-cell table:style-name="ce8" table:number-columns-repeated="1022"/>
        </table:table-row>
        <table:table-row table:style-name="ro3">
          <table:table-cell table:style-name="ce10" table:formula="of:=[.A2]+1" office:value-type="date" office:date-value="2021-10-20" calcext:value-type="date">
            <text:p>mercredi 20 octobre 2021</text:p>
          </table:table-cell>
          <table:table-cell table:style-name="ce14" office:value-type="string" calcext:value-type="string">
            <text:p>12h Geogia O’Keeffe – Centre Pompidou</text:p>
            <text:p>Bus 39 (direction gare du Nord) St Germain → Réaumur Sébastopol</text:p>
          </table:table-cell>
          <table:table-cell table:style-name="ce8" table:number-columns-repeated="1022"/>
        </table:table-row>
        <table:table-row table:style-name="ro2">
          <table:table-cell table:style-name="ce10" table:formula="of:=[.A3]+1" office:value-type="date" office:date-value="2021-10-21" calcext:value-type="date">
            <text:p>jeudi 21 octobre 2021</text:p>
          </table:table-cell>
          <table:table-cell table:style-name="ce14" office:value-type="string" calcext:value-type="string">
            <text:p>16h30 - Exposition collection Morozov – Fondation Louis Vuiton</text:p>
            <text:p>Bus 63 (direction jardin d’acclimatation) – St Germain → Fondation Louis Vuitton</text:p>
          </table:table-cell>
          <table:table-cell table:style-name="ce8" table:number-columns-repeated="1022"/>
        </table:table-row>
        <table:table-row table:style-name="ro4">
          <table:table-cell table:style-name="ce10" table:formula="of:=[.A4]+1" office:value-type="date" office:date-value="2021-10-22" calcext:value-type="date">
            <text:p>vendredi 22 octobre 2021</text:p>
          </table:table-cell>
          <table:table-cell table:style-name="ce14" office:value-type="string" calcext:value-type="string">
            <text:p>12h30 Restaurant Procope - 13 rue de l’ancienne comédie – Odéon</text:p>
            <text:p>12h → 19h Exposition Robert Badinter – gratuit – Bibliothèque de l’Arsenal 1 rue de Sully</text:p>
            <text:p>Bus 86 (direction Demi lune Parc zoologique) ou 87 (direction porte de Reuilly)</text:p>
            <text:p>St Germain → Sully-Morland</text:p>
          </table:table-cell>
          <table:table-cell table:style-name="ce8" table:number-columns-repeated="1022"/>
        </table:table-row>
        <table:table-row table:style-name="ro1">
          <table:table-cell table:style-name="ce10" table:formula="of:=[.A5]+1" office:value-type="date" office:date-value="2021-10-23" calcext:value-type="date">
            <text:p>samedi 23 octobre 2021</text:p>
          </table:table-cell>
          <table:table-cell table:style-name="ce14" office:value-type="string" calcext:value-type="string">
            <text:p>Musée D’Orsay</text:p>
          </table:table-cell>
          <table:table-cell table:style-name="ce8" table:number-columns-repeated="1022"/>
        </table:table-row>
        <table:table-row table:style-name="ro1">
          <table:table-cell table:style-name="ce10" table:formula="of:=[.A6]+1" office:value-type="date" office:date-value="2021-10-24" calcext:value-type="date">
            <text:p>dimanche 24 octobre 2021</text:p>
          </table:table-cell>
          <table:table-cell table:style-name="ce14" office:value-type="string" calcext:value-type="string">
            <text:p>Libre</text:p>
          </table:table-cell>
          <table:table-cell table:style-name="ce8" table:number-columns-repeated="1022"/>
        </table:table-row>
        <table:table-row table:style-name="ro1">
          <table:table-cell table:style-name="ce10" table:formula="of:=[.A7]+1" office:value-type="date" office:date-value="2021-10-25" calcext:value-type="date">
            <text:p>lundi 25 octobre 2021</text:p>
          </table:table-cell>
          <table:table-cell table:style-name="ce14" office:value-type="string" calcext:value-type="string">
            <text:p>Retour – Paris Montparnasse 12h40 – Arrivée à La Baule à 15h48</text:p>
          </table:table-cell>
          <table:table-cell table:style-name="ce8" table:number-columns-repeated="1022"/>
        </table:table-row>
        <table:table-row table:style-name="ro1" table:number-rows-repeated="16">
          <table:table-cell table:style-name="ce11"/>
          <table:table-cell table:style-name="ce15"/>
          <table:table-cell table:number-columns-repeated="102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2:39:42.71178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8:28:41.215486053</meta:creation-date>
    <dc:date>2021-10-15T12:54:38.860361124</dc:date>
    <meta:editing-duration>PT1H10M20S</meta:editing-duration>
    <meta:editing-cycles>3</meta:editing-cycles>
    <meta:generator>LibreOffice/6.0.7.3$Linux_X86_64 LibreOffice_project/00m0$Build-3</meta:generator>
    <meta:print-date>2021-10-15T12:41:36.988543817</meta:print-date>
    <meta:document-statistic meta:table-count="1" meta:cell-count="16" meta:object-count="0"/>
  </office:meta>
</office:document-meta>
</file>